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rlViewController.setUrlDecode( boolean urlD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ViewController.get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ViewController.setAlwaysUseFullPath( boolean alwaysUseFul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rlViewController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rlViewController.handleRequestInternal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rlViewController.setRemoveSemicolonContent( boolean removeSemicolon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